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text-align="justify" style:justify-single-word="false"/>
    </style:style>
    <style:style style:name="P2" style:family="paragraph" style:parent-style-name="Normal">
      <style:text-properties officeooo:rsid="0008f0b1" officeooo:paragraph-rsid="0008f0b1"/>
    </style:style>
    <style:style style:name="P3" style:family="paragraph" style:parent-style-name="Normal">
      <style:paragraph-properties fo:margin-top="0in" fo:margin-bottom="0in" loext:contextual-spacing="false" fo:text-align="justify" style:justify-single-word="false"/>
    </style:style>
    <style:style style:name="P4" style:family="paragraph" style:parent-style-name="Normal">
      <style:paragraph-properties fo:margin-left="0.4925in" fo:margin-right="0.0028in" fo:text-align="justify" style:justify-single-word="false" fo:text-indent="0in" style:auto-text-indent="false" fo:padding-left="0.0555in" fo:padding-right="0.0555in" fo:padding-top="0.0138in" fo:padding-bottom="0.0138in" fo:border="0.51pt solid #000000" style:shadow="none">
        <style:tab-stops/>
      </style:paragraph-properties>
    </style:style>
    <style:style style:name="P5" style:family="paragraph" style:parent-style-name="Normal">
      <style:paragraph-properties fo:margin-left="0.4925in" fo:margin-right="0.0028in" fo:text-align="justify" style:justify-single-word="false" fo:text-indent="0in" style:auto-text-indent="false" fo:padding-left="0.0555in" fo:padding-right="0.0555in" fo:padding-top="0.0138in" fo:padding-bottom="0.0138in" fo:border="0.51pt solid #000000" style:shadow="none">
        <style:tab-stops/>
      </style:paragraph-properties>
      <style:text-properties officeooo:rsid="0010a7da" officeooo:paragraph-rsid="0010a7da"/>
    </style:style>
    <style:style style:name="P6" style:family="paragraph" style:parent-style-name="Normal">
      <style:paragraph-properties fo:margin-left="0.4925in" fo:margin-right="0.0028in" fo:text-align="justify" style:justify-single-word="false" fo:text-indent="0in" style:auto-text-indent="false" fo:padding-left="0.0555in" fo:padding-right="0.0555in" fo:padding-top="0.0138in" fo:padding-bottom="0.0138in" fo:border="0.51pt solid #000000" style:shadow="none">
        <style:tab-stops/>
      </style:paragraph-properties>
      <style:text-properties officeooo:rsid="0011a306" officeooo:paragraph-rsid="0011a306"/>
    </style:style>
    <style:style style:name="P7" style:family="paragraph" style:parent-style-name="Subtitle">
      <style:paragraph-properties fo:break-before="page"/>
    </style:style>
    <style:style style:name="P8" style:family="paragraph" style:parent-style-name="Title" style:master-page-name="MP0">
      <style:paragraph-properties style:page-number="auto" fo:break-before="page"/>
    </style:style>
    <style:style style:name="P9" style:family="paragraph" style:parent-style-name="List_20_Paragraph" style:list-style-name="L1"/>
    <style:style style:name="P10" style:family="paragraph" style:parent-style-name="List_20_Paragraph" style:list-style-name="L1">
      <style:text-properties officeooo:paragraph-rsid="001c110a"/>
    </style:style>
    <style:style style:name="P11" style:family="paragraph" style:parent-style-name="List_20_Paragraph" style:list-style-name="L1">
      <style:text-properties officeooo:paragraph-rsid="0006fcf1"/>
    </style:style>
    <style:style style:name="P12" style:family="paragraph" style:parent-style-name="List_20_Paragraph" style:list-style-name="L1">
      <style:paragraph-properties fo:text-align="justify" style:justify-single-word="false"/>
    </style:style>
    <style:style style:name="P13" style:family="paragraph" style:parent-style-name="List_20_Paragraph" style:list-style-name="L1">
      <style:paragraph-properties fo:text-align="justify" style:justify-single-word="false"/>
      <style:text-properties officeooo:paragraph-rsid="001c110a"/>
    </style:style>
    <style:style style:name="P14" style:family="paragraph" style:parent-style-name="List_20_Paragraph" style:list-style-name="L1">
      <style:paragraph-properties fo:text-align="justify" style:justify-single-word="false"/>
      <style:text-properties officeooo:rsid="0006fcf1" officeooo:paragraph-rsid="0006fcf1"/>
    </style:style>
    <style:style style:name="P15" style:family="paragraph" style:parent-style-name="List_20_Paragraph" style:list-style-name="L1">
      <style:text-properties officeooo:rsid="0006fcf1" officeooo:paragraph-rsid="0006fcf1"/>
    </style:style>
    <style:style style:name="P16" style:family="paragraph" style:parent-style-name="List_20_Paragraph" style:list-style-name="L1">
      <style:paragraph-properties fo:text-align="justify" style:justify-single-word="false"/>
      <style:text-properties officeooo:rsid="0010a7da" officeooo:paragraph-rsid="0010a7da"/>
    </style:style>
    <style:style style:name="T1" style:family="text">
      <style:text-properties fo:font-weight="bold" style:font-weight-asian="bold"/>
    </style:style>
    <style:style style:name="T2" style:family="text">
      <style:text-properties officeooo:rsid="000501dd"/>
    </style:style>
    <style:style style:name="T3" style:family="text">
      <style:text-properties officeooo:rsid="0006fcf1"/>
    </style:style>
    <style:style style:name="T4" style:family="text">
      <style:text-properties officeooo:rsid="0008f0b1"/>
    </style:style>
    <style:style style:name="T5" style:family="text">
      <style:text-properties officeooo:rsid="000d9814"/>
    </style:style>
    <style:style style:name="T6" style:family="text">
      <style:text-properties officeooo:rsid="000f60ca"/>
    </style:style>
    <style:style style:name="T7" style:family="text">
      <style:text-properties officeooo:rsid="000ff0ec"/>
    </style:style>
    <style:style style:name="T8" style:family="text">
      <style:text-properties officeooo:rsid="0010a7da"/>
    </style:style>
    <style:style style:name="T9" style:family="text">
      <style:text-properties officeooo:rsid="0013826d"/>
    </style:style>
    <style:style style:name="T10" style:family="text">
      <style:text-properties officeooo:rsid="0014f936"/>
    </style:style>
    <style:style style:name="T11" style:family="text">
      <style:text-properties officeooo:rsid="0016e8bf"/>
    </style:style>
    <style:style style:name="T12" style:family="text">
      <style:text-properties officeooo:rsid="0018b9d0"/>
    </style:style>
    <style:style style:name="T13" style:family="text">
      <style:text-properties officeooo:rsid="00197df6"/>
    </style:style>
    <style:style style:name="T14" style:family="text">
      <style:text-properties fo:font-style="italic" fo:font-weight="normal" officeooo:rsid="00197df6" style:font-style-asian="italic" style:font-weight-asian="normal" style:font-style-complex="italic" style:font-weight-complex="normal"/>
    </style:style>
    <style:style style:name="T15" style:family="text">
      <style:text-properties fo:font-style="normal" fo:font-weight="normal" officeooo:rsid="00197df6" style:font-style-asian="normal" style:font-weight-asian="normal" style:font-style-complex="normal" style:font-weight-complex="normal"/>
    </style:style>
    <style:style style:name="T16" style:family="text">
      <style:text-properties officeooo:rsid="001c9b91"/>
    </style:style>
    <text:list-style style:name="L1">
      <text:list-level-style-bullet text:level="1" text:style-name="WW_5f_CharLFO1LVL1" text:bullet-char="-">
        <style:list-level-properties text:space-before="0.25in" text:min-label-width="0.25in"/>
        <style:text-properties style:font-name="Calibri"/>
      </text:list-level-style-bullet>
      <text:list-level-style-bullet text:level="2" text:style-name="WW_5f_CharLFO1LVL2" text:bullet-char="o">
        <style:list-level-properties text:space-before="0.75in" text:min-label-width="0.25in"/>
        <style:text-properties style:font-name="Courier New"/>
      </text:list-level-style-bullet>
      <text:list-level-style-bullet text:level="3" text:style-name="WW_5f_CharLFO1LVL3" text:bullet-char="">
        <style:list-level-properties text:space-before="1.25in" text:min-label-width="0.25in"/>
        <style:text-properties style:font-name="Wingdings"/>
      </text:list-level-style-bullet>
      <text:list-level-style-bullet text:level="4" text:style-name="WW_5f_CharLFO1LVL4" text:bullet-char="">
        <style:list-level-properties text:space-before="1.75in" text:min-label-width="0.25in"/>
        <style:text-properties style:font-name="Symbol"/>
      </text:list-level-style-bullet>
      <text:list-level-style-bullet text:level="5" text:style-name="WW_5f_CharLFO1LVL5" text:bullet-char="o">
        <style:list-level-properties text:space-before="2.25in" text:min-label-width="0.25in"/>
        <style:text-properties style:font-name="Courier New"/>
      </text:list-level-style-bullet>
      <text:list-level-style-bullet text:level="6" text:style-name="WW_5f_CharLFO1LVL6" text:bullet-char="">
        <style:list-level-properties text:space-before="2.75in" text:min-label-width="0.25in"/>
        <style:text-properties style:font-name="Wingdings"/>
      </text:list-level-style-bullet>
      <text:list-level-style-bullet text:level="7" text:style-name="WW_5f_CharLFO1LVL7" text:bullet-char="">
        <style:list-level-properties text:space-before="3.25in" text:min-label-width="0.25in"/>
        <style:text-properties style:font-name="Symbol"/>
      </text:list-level-style-bullet>
      <text:list-level-style-bullet text:level="8" text:style-name="WW_5f_CharLFO1LVL8" text:bullet-char="o">
        <style:list-level-properties text:space-before="3.75in" text:min-label-width="0.25in"/>
        <style:text-properties style:font-name="Courier New"/>
      </text:list-level-style-bullet>
      <text:list-level-style-bullet text:level="9" text:style-name="WW_5f_CharLFO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Guide to the CERN-OHL-<text:span text:style-name="T8">W</text:span> v<text:span text:style-name="T2">2</text:span></text:p>
      <text:p text:style-name="P1">This document contains guidelines on how to apply the CERN-OHL-<text:span text:style-name="T8">W</text:span> v<text:span text:style-name="T3">2</text:span> to a given hardware design, and on the use of hardware designs licensed under the CERN-OHL-<text:span text:style-name="T8">W</text:span> v<text:span text:style-name="T3">2</text:span>.</text:p>
      <text:p text:style-name="Subtitle"/>
      <text:h text:style-name="Heading_20_2" text:outline-level="2">How to apply the CERN-OHL-<text:span text:style-name="T8">W </text:span>v<text:span text:style-name="T4">2</text:span> to a hardware design</text:h>
      <text:p text:style-name="Subtitle">Pre-requisite:</text:p>
      <text:p text:style-name="P1">Authorship/ownership of the design must be clear and undisputed. Only the legal owner of the rights in the hardware design may decide under what conditions to make it available. If ownership is vested in more than one person/entity, there must be an agreement among the owners <text:span text:style-name="T11">(or a chain of compatible licences from each of them)</text:span> to release the hardware design as open hardware, and under the CERN-OHL-<text:span text:style-name="T8">W v2</text:span> in particular.</text:p>
      <text:p text:style-name="Subtitle">The hardware design <text:span text:style-name="T5">source</text:span> package</text:p>
      <text:p text:style-name="P1">Pack all your hardware design <text:span text:style-name="T10">Source</text:span> files (<text:span text:style-name="T5">e.g. for a Printed Circuit Board </text:span>schematics, layout, <text:span text:style-name="T5">documentation</text:span>...) as well as the documents listed below in an archive file. This will ensure the licensee downloads everything in one go. It is best to archive the files using a format everybody can open. Schematics and layouts should be included in both source form and, <text:span text:style-name="T7">should the design tool be proprietary, </text:span>a format readable by everybody, such as pdf.</text:p>
      <text:p text:style-name="Normal">The following documents must be distributed together with the hardware design <text:span text:style-name="T6">sources</text:span>:</text:p>
      <text:list xml:id="list1147533154" text:style-name="L1">
        <text:list-item>
          <text:p text:style-name="P9">Document containing <text:span text:style-name="T5">the </text:span>CERN-OHL-<text:span text:style-name="T8">W</text:span> v<text:span text:style-name="T3">2</text:span></text:p>
        </text:list-item>
        <text:list-item>
          <text:p text:style-name="P9">This Guide</text:p>
        </text:list-item>
        <text:list-item>
          <text:p text:style-name="P10"><text:span text:style-name="T8">A text </text:span>file (plain ASCII file), where information can be added to but not removed from, <text:s/><text:span text:style-name="T12">noting that the design has been changed, and providing a date and information about the changes</text:span> made by Licensee (see section 3.<text:span text:style-name="T6">3</text:span>.b <text:span text:style-name="T8">of CERN-OHL-W v2</text:span>) (e.g. CHANGES.TXT). <text:span text:style-name="T12">A detailed list of changes would be helpful, as would a diff, but a description of the changes (e.g. “</text:span>AC/DC power converter circuit removed as AC input no longer necessary<text:span text:style-name="T12">”) is fine.</text:span></text:p>
        </text:list-item>
      </text:list>
      <text:p text:style-name="Normal"/>
      <text:p text:style-name="Subtitle"/>
      <text:p text:style-name="P7">What to do with the hardware design <text:span text:style-name="T6">sources</text:span></text:p>
      <text:p text:style-name="P3">Include in the hardware design <text:span text:style-name="T6">sources</text:span>, for instance as a header, the following elements:</text:p>
      <text:list xml:id="list123802455354334" text:continue-numbering="true" text:style-name="L1">
        <text:list-item>
          <text:p text:style-name="P12">a copyright notice reflecting actual ownership;</text:p>
        </text:list-item>
        <text:list-item>
          <text:p text:style-name="P13">a notice that the hardware design <text:span text:style-name="T6">source</text:span> is licensed under the CERN-OHL-<text:span text:style-name="T8">W</text:span> v<text:span text:style-name="T6">2</text:span>, possibly with a link to <text:a xlink:type="simple" xlink:href="https://cern.ch/cern-ohl" text:style-name="Internet_20_link" text:visited-style-name="Visited_20_Internet_20_Link">https://cern.ch/cern-ohl</text:a> :</text:p>
          <text:list>
            <text:list-item>
              <text:p text:style-name="P12">“Licensed under CERN-OHL-<text:span text:style-name="T8">W</text:span> v<text:span text:style-name="T3">2 </text:span>or later”</text:p>
            </text:list-item>
            <text:list-item>
              <text:p text:style-name="P12">“Licensed under CERN-OHL-<text:span text:style-name="T8">W</text:span> v<text:span text:style-name="T3">2</text:span>”;</text:p>
            </text:list-item>
          </text:list>
        </text:list-item>
        <text:list-item>
          <text:p text:style-name="P12">a disclaimer of warranties;</text:p>
        </text:list-item>
        <text:list-item>
          <text:p text:style-name="P14">a <text:span text:style-name="T8">Source</text:span> Location if you wish to specify one;</text:p>
        </text:list-item>
        <text:list-item>
          <text:p text:style-name="P16">optionally, a Notice specifying that you wish the Source Location to remain visible on the Product <text:span text:style-name="T11">(or its packaging, or in its documentation) </text:span>even after modifications.</text:p>
        </text:list-item>
      </text:list>
      <text:p text:style-name="P1">The following is an example of header if CERN is the Licensor:</text:p>
      <text:p text:style-name="P4">Copyright CERN 20<text:span text:style-name="T7">20</text:span>.</text:p>
      <text:p text:style-name="P4">This <text:span text:style-name="T7">source</text:span> describes Open Hardware and is licensed under the CERN-OHL-<text:span text:style-name="T8">W</text:span> v<text:span text:style-name="T7">2</text:span></text:p>
      <text:p text:style-name="P4">You may redistribute and modify this documentation <text:span text:style-name="T11">and make products using it </text:span>under the terms of the CERN-OHL-<text:span text:style-name="T8">W</text:span> v<text:span text:style-name="T7">2</text:span> (<text:a xlink:type="simple" xlink:href="https:/cern.ch/cern-ohl" text:style-name="Internet_20_link" text:visited-style-name="Visited_20_Internet_20_Link">https:/cern.ch/cern-ohl</text:a>). This documentation is distributed WITHOUT ANY EXPRESS OR IMPLIED WARRANTY, INCLUDING OF MERCHANTABILITY, SATISFACTORY QUALITY AND FITNESS FOR A PARTICULAR PURPOSE. Please see the CERN-<text:span text:style-name="T7">OHL-W v2</text:span> for applicable conditions.</text:p>
      <text:p text:style-name="P5">Source location: <text:a xlink:type="simple" xlink:href="https://www.ohwr.org/project/wr-switch-hw" text:style-name="Internet_20_link" text:visited-style-name="Visited_20_Internet_20_Link">https://www.ohwr.org/project/wr-switch-hw</text:a></text:p>
      <text:p text:style-name="P6">As per CERN-OHL-W v2 section 4.1, should You produce hardware based on these sources, You <text:span text:style-name="T10">must</text:span> maintain the Source Location visible on the external case of the White Rabbit switch <text:span text:style-name="T13">or other product you make using this documentation</text:span>.</text:p>
      <text:p text:style-name="P2">Include in a part of the <text:span text:style-name="T7">Source</text:span> corresponding to a visible part of the Product (e.g. silkscreen or top copper for a Printed Circuit Board):</text:p>
      <text:list xml:id="list123802293457856" text:continue-numbering="true" text:style-name="L1">
        <text:list-item>
          <text:p text:style-name="P9">the licence notice: “Licensed under CERN-OHL-<text:span text:style-name="T8">W</text:span> v<text:span text:style-name="T3">2</text:span>”</text:p>
          <text:list>
            <text:list-item>
              <text:p text:style-name="P9">Do <text:span text:style-name="Default_20_Paragraph_20_Font"><text:span text:style-name="T1">not</text:span></text:span> include the CERN logo or the copyright notice</text:p>
            </text:list-item>
          </text:list>
        </text:list-item>
        <text:list-item>
          <text:p text:style-name="P15">the <text:span text:style-name="T8">Source</text:span> Location if you wish it to appear on the Product, <text:span text:style-name="T11">its packaging or documentation</text:span>, thus enabling all subsequent recipients of the Products to find the <text:span text:style-name="T16">Sources</text:span>.</text:p>
        </text:list-item>
      </text:list>
      <text:p text:style-name="Subtitle"><text:soft-page-break/></text:p>
      <text:h text:style-name="Heading_20_2" text:outline-level="2">How to deal with hardware designs licensed under the CERN- OHL-<text:span text:style-name="T9">W</text:span> v<text:span text:style-name="T3">2</text:span></text:h>
      <text:p text:style-name="P1">Generally speaking, you must always comply with any obligations applying to a particular design (detailed in a contract or accompanying licence). If you receive hardware designs licensed under the CERN-OHL-<text:span text:style-name="T9">W</text:span> v<text:span text:style-name="T3">2</text:span>, the obligations are to:</text:p>
      <text:list xml:id="list123803747804087" text:continue-numbering="true" text:style-name="L1">
        <text:list-item>
          <text:p text:style-name="P12">Keep intact all the copyright and trademark notices <text:span text:style-name="T3">and Source Location notices</text:span> that are on the hardware design <text:span text:style-name="T9">sources</text:span>;</text:p>
        </text:list-item>
        <text:list-item>
          <text:p text:style-name="P9">Keep intact the references to the CERN-OHL-<text:span text:style-name="T9">W</text:span> v<text:span text:style-name="T3">2</text:span>;</text:p>
        </text:list-item>
        <text:list-item>
          <text:p text:style-name="P11">Keep intact the disclaimer of warranties.</text:p>
        </text:list-item>
      </text:list>
      <text:p text:style-name="Normal">If you modify hardware design that you received from someone else that is licensed under the CERN-OHL-<text:span text:style-name="T9">W</text:span> v<text:span text:style-name="T3">2</text:span>, you must</text:p>
      <text:list xml:id="list123803537464218" text:continue-numbering="true" text:style-name="L1">
        <text:list-item>
          <text:p text:style-name="P9">Keep intact all the notices referred to above, <text:span text:style-name="T13">although you may remove notices that are no longer relevant to your design (for example, if the design you are using contains a power supply and a processor board, and you are only using the processor board in your own design, you can remove the notices relating to the power supply, so long as you are sure they </text:span><text:span text:style-name="T14">only</text:span><text:span text:style-name="T15"> relate to the power supply)</text:span>;</text:p>
        </text:list-item>
        <text:list-item>
          <text:p text:style-name="P9">Include notices that you have modified the hardware designs, <text:span text:style-name="T13">giving a date and information about the</text:span> modifications <text:span text:style-name="T13">you have</text:span> made (e.g. in a CHANGES.TXT file);</text:p>
        </text:list-item>
        <text:list-item>
          <text:p text:style-name="P9">Add the appropriate copyright notice <text:span text:style-name="T3">and Source Location </text:span>to the modifications that were made;</text:p>
        </text:list-item>
        <text:list-item>
          <text:p text:style-name="P9">license the modifications under the CERN-OHL-<text:span text:style-name="T9">W</text:span> v<text:span text:style-name="T3">2</text:span> if you distribute them.</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fo:text-shadow="none"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Normal" style:next-style-name="Normal" style:default-outline-level="1" style:class="text">
      <style:paragraph-properties fo:margin-top="0.3335in" fo:margin-bottom="0in"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style:style>
    <style:style style:name="Subtitle" style:family="paragraph" style:parent-style-name="Normal" style:next-style-name="Normal" style:class="chapter">
      <style:paragraph-properties fo:hyphenation-ladder-count="no-limit"/>
      <style:text-properties fo:color="#4f81bd" style:font-name="Cambria" fo:font-family="Cambria" style:font-family-generic="roman" style:font-pitch="variable" fo:font-size="12pt" fo:letter-spacing="0.0102in"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fo:hyphenate="false" loext:hyphenation-no-caps="false"/>
    </style:style>
    <style:style style:name="Title" style:family="paragraph" style:parent-style-name="Normal" style:next-style-name="Normal" style:class="chapter">
      <style:paragraph-properties fo:margin-top="0in" fo:margin-bottom="0.2083in" loext:contextual-spacing="false" fo:line-height="100%" fo:hyphenation-ladder-count="no-limit" fo:padding-left="0in" fo:padding-right="0in" fo:padding-top="0in" fo:padding-bottom="0.0555in" fo:border-left="none" fo:border-right="none" fo:border-top="none" fo:border-bottom="0.99pt solid #4f81bd" style:shadow="none"/>
      <style:text-properties fo:color="#17365d" style:font-name="Cambria" fo:font-family="Cambria" style:font-family-generic="roman" style:font-pitch="variable" fo:font-size="26pt" fo:letter-spacing="0.0035in"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fo:hyphenate="false"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102in"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2.2$Windows_X86_64 LibreOffice_project/4e471d8c02c9c90f512f7f9ead8875b57fcb1ec3</meta:generator>
    <meta:creation-date>2020-04-01T08:55:25.046558146</meta:creation-date>
    <meta:editing-cycles>5</meta:editing-cycles>
    <meta:editing-duration>PT10M50S</meta:editing-duration>
    <dc:date>2020-04-03T11:18:53.024148900</dc:date>
    <dc:creator>Javier Serrano</dc:creator>
    <meta:document-statistic meta:table-count="0" meta:image-count="0" meta:object-count="0" meta:page-count="3" meta:paragraph-count="40" meta:word-count="815" meta:character-count="4935" meta:non-whitespace-character-count="4179"/>
  </office:meta>
</office:document-meta>
</file>